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58.08mm"/>
    </style:style>
    <style:style style:name="co2" style:family="table-column">
      <style:table-column-properties fo:break-before="auto" style:column-width="41.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Reaction</text:p>
          </table:table-cell>
          <table:table-cell office:value-type="string" calcext:value-type="string">
            <text:p>Optimal Flux</text:p>
          </table:table-cell>
          <table:table-cell office:value-type="string" calcext:value-type="string">
            <text:p>Min (OldBoundaries)</text:p>
          </table:table-cell>
          <table:table-cell office:value-type="string" calcext:value-type="string">
            <text:p>Max (OldBoundaries)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X_5dglcn_LPAREN_e_RPAREN_</text:p>
          </table:table-cell>
          <table:table-cell office:value-type="float" office:value="1.03797242698783" calcext:value-type="float">
            <text:p>1.0379724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_ac_LPAREN_e_RPAREN_</text:p>
          </table:table-cell>
          <table:table-cell table:number-columns-repeated="2" office:value-type="float" office:value="0.0000000116955129547707" calcext:value-type="float">
            <text:p>1.16955129547707E-08</text:p>
          </table:table-cell>
          <table:table-cell office:value-type="float" office:value="0.0000659641461669325" calcext:value-type="float">
            <text:p>6.59641461669325E-05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X_co2_LPAREN_e_RPAREN_</text:p>
          </table:table-cell>
          <table:table-cell office:value-type="float" office:value="-0.713275442952026" calcext:value-type="float">
            <text:p>-0.7132754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_glc_LPAREN_e_RPAREN_</text:p>
          </table:table-cell>
          <table:table-cell office:value-type="float" office:value="-1.48745893591799" calcext:value-type="float">
            <text:p>-1.4874589359</text:p>
          </table:table-cell>
          <table:table-cell table:number-columns-repeated="2" office:value-type="float" office:value="0.23" calcext:value-type="float">
            <text:p>0.23</text:p>
          </table:table-cell>
          <table:table-cell/>
        </table:table-row>
        <table:table-row table:style-name="ro1">
          <table:table-cell office:value-type="string" calcext:value-type="string">
            <text:p>EX_h_LPAREN_e_RPAREN_</text:p>
          </table:table-cell>
          <table:table-cell office:value-type="float" office:value="1.72001133331173" calcext:value-type="float">
            <text:p>1.720011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_h2o_LPAREN_e_RPAREN_</text:p>
          </table:table-cell>
          <table:table-cell office:value-type="float" office:value="1.0067358786642" calcext:value-type="float">
            <text:p>1.00673587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_inost_LPAREN_e_RPAREN_</text:p>
          </table:table-cell>
          <table:table-cell office:value-type="float" office:value="4.3177874260511E-016" calcext:value-type="float">
            <text:p>4.3177874260511E-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_minohp_LPAREN_e_RPAREN_</text:p>
          </table:table-cell>
          <table:table-cell office:value-type="float" office:value="-4.3177874260511E-016" calcext:value-type="float">
            <text:p>-4.3177874260511E-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_nh4_LPAREN_e_RPAREN_</text:p>
          </table:table-cell>
          <table:table-cell office:value-type="float" office:value="-1.60982338570648E-015" calcext:value-type="float">
            <text:p>-1.60982338570648E-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_o2_LPAREN_e_RPAREN_</text:p>
          </table:table-cell>
          <table:table-cell office:value-type="float" office:value="-0.66571643135" calcext:value-type="float">
            <text:p>-0.6657164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GLCNR</text:p>
          </table:table-cell>
          <table:table-cell office:value-type="float" office:value="-1.03797242698783" calcext:value-type="float">
            <text:p>-1.0379724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GLCNt2rpp</text:p>
          </table:table-cell>
          <table:table-cell office:value-type="float" office:value="-1.03797242698783" calcext:value-type="float">
            <text:p>-1.0379724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GLCNtex</text:p>
          </table:table-cell>
          <table:table-cell office:value-type="float" office:value="-1.03797242698783" calcext:value-type="float">
            <text:p>-1.0379724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LD</text:p>
          </table:table-cell>
          <table:table-cell office:value-type="float" office:value="0.480161249515482" calcext:value-type="float">
            <text:p>0.48016124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OAL</text:p>
          </table:table-cell>
          <table:table-cell office:value-type="float" office:value="0.00000238954141299037" calcext:value-type="float">
            <text:p>2.38954141299037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ONTa</text:p>
          </table:table-cell>
          <table:table-cell office:value-type="float" office:value="-0.00000308070688951081" calcext:value-type="float">
            <text:p>-3.08070688951081E-06</text:p>
          </table:table-cell>
          <table:table-cell office:value-type="float" office:value="-0.00000306991638234588" calcext:value-type="float">
            <text:p>-3.06991638234588E-06</text:p>
          </table:table-cell>
          <table:table-cell office:value-type="float" office:value="0.4309036928" calcext:value-type="float">
            <text:p>0.4309036928</text:p>
          </table:table-cell>
          <table:table-cell office:value-type="percentage" office:value="-0.0000000250413966513497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CONTb</text:p>
          </table:table-cell>
          <table:table-cell office:value-type="float" office:value="-0.00000308070688951081" calcext:value-type="float">
            <text:p>-3.08070688951081E-06</text:p>
          </table:table-cell>
          <table:table-cell office:value-type="float" office:value="-0.00000307454995022945" calcext:value-type="float">
            <text:p>-3.07454995022945E-06</text:p>
          </table:table-cell>
          <table:table-cell office:value-type="float" office:value="0.4308951648" calcext:value-type="float">
            <text:p>0.4308951648</text:p>
          </table:table-cell>
          <table:table-cell office:value-type="percentage" office:value="-0.0000000142886155456293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CS</text:p>
          </table:table-cell>
          <table:table-cell office:value-type="float" office:value="0.00000306901137655603" calcext:value-type="float">
            <text:p>0.000003069</text:p>
          </table:table-cell>
          <table:table-cell office:value-type="float" office:value="-0.000002353" calcext:value-type="float">
            <text:p>-0.000002353</text:p>
          </table:table-cell>
          <table:table-cell office:value-type="float" office:value="0.3520541825" calcext:value-type="float">
            <text:p>0.3520541825</text:p>
          </table:table-cell>
          <table:table-cell office:value-type="percentage" office:value="0.0000154009678271007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Ct2rpp</text:p>
          </table:table-cell>
          <table:table-cell office:value-type="float" office:value="-0.0000000116955129547707" calcext:value-type="float">
            <text:p>-1.16955129547707E-08</text:p>
          </table:table-cell>
          <table:table-cell office:value-type="float" office:value="-0.0001753025" calcext:value-type="float">
            <text:p>-0.0001753025</text:p>
          </table:table-cell>
          <table:table-cell office:value-type="float" office:value="0.0004267515" calcext:value-type="float">
            <text:p>0.0004267515</text:p>
          </table:table-cell>
          <table:table-cell office:value-type="percentage" office:value="0.291154621490838" calcext:value-type="percentage">
            <text:p>29.12%</text:p>
          </table:table-cell>
        </table:table-row>
        <table:table-row table:style-name="ro1">
          <table:table-cell office:value-type="string" calcext:value-type="string">
            <text:p>ACtex</text:p>
          </table:table-cell>
          <table:table-cell office:value-type="float" office:value="-0.0000000116955129547707" calcext:value-type="float">
            <text:p>-1.16955129547707E-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K1</text:p>
          </table:table-cell>
          <table:table-cell office:value-type="float" office:value="0.0316618049613766" calcext:value-type="float">
            <text:p>0.031661805</text:p>
          </table:table-cell>
          <table:table-cell office:value-type="float" office:value="-0.00000139537292816542" calcext:value-type="float">
            <text:p>-1.39537292816542E-06</text:p>
          </table:table-cell>
          <table:table-cell office:value-type="float" office:value="0.3608322981" calcext:value-type="float">
            <text:p>0.3608322981</text:p>
          </table:table-cell>
          <table:table-cell office:value-type="percentage" office:value="0.087750121197261" calcext:value-type="percentage">
            <text:p>8.78%</text:p>
          </table:table-cell>
        </table:table-row>
        <table:table-row table:style-name="ro1">
          <table:table-cell office:value-type="string" calcext:value-type="string">
            <text:p>ADPRDP</text:p>
          </table:table-cell>
          <table:table-cell office:value-type="float" office:value="-1.49186218934005E-016" calcext:value-type="float">
            <text:p>-1.49186218934005E-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SL1r</text:p>
          </table:table-cell>
          <table:table-cell office:value-type="float" office:value="3.36536354339501E-016" calcext:value-type="float">
            <text:p>3.36536354339501E-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SL2r</text:p>
          </table:table-cell>
          <table:table-cell office:value-type="float" office:value="3.36536354339501E-016" calcext:value-type="float">
            <text:p>3.36536354339501E-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SS</text:p>
          </table:table-cell>
          <table:table-cell office:value-type="float" office:value="3.36536354339501E-016" calcext:value-type="float">
            <text:p>3.36536354339501E-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CART</text:p>
          </table:table-cell>
          <table:table-cell office:value-type="float" office:value="3.36536354339501E-016" calcext:value-type="float">
            <text:p>3.36536354339501E-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C2</text:p>
          </table:table-cell>
          <table:table-cell office:value-type="float" office:value="3.36536354339501E-016" calcext:value-type="float">
            <text:p>3.36536354339501E-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C3</text:p>
          </table:table-cell>
          <table:table-cell office:value-type="float" office:value="-3.36536354339501E-016" calcext:value-type="float">
            <text:p>-3.36536354339501E-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GDH</text:p>
          </table:table-cell>
          <table:table-cell office:value-type="float" office:value="-0.00000238954141299037" calcext:value-type="float">
            <text:p>-2.38954141299037E-06</text:p>
          </table:table-cell>
          <table:table-cell office:value-type="float" office:value="-0.000003139" calcext:value-type="float">
            <text:p>-0.000003139</text:p>
          </table:table-cell>
          <table:table-cell office:value-type="float" office:value="0.6899257035" calcext:value-type="float">
            <text:p>0.6899257035</text:p>
          </table:table-cell>
          <table:table-cell office:value-type="percentage" office:value="0.00000108628389022543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SAD</text:p>
          </table:table-cell>
          <table:table-cell office:value-type="float" office:value="-0.449847360065483" calcext:value-type="float">
            <text:p>-0.44984736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PK</text:p>
          </table:table-cell>
          <table:table-cell office:value-type="float" office:value="0.449847360065483" calcext:value-type="float">
            <text:p>0.44984736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PTA</text:p>
          </table:table-cell>
          <table:table-cell office:value-type="float" office:value="-0.449847360065483" calcext:value-type="float">
            <text:p>-0.44984736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PM</text:p>
          </table:table-cell>
          <table:table-cell office:value-type="float" office:value="-1.01476405478828" calcext:value-type="float">
            <text:p>-1.0147640548</text:p>
          </table:table-cell>
          <table:table-cell office:value-type="float" office:value="-2.3766919281" calcext:value-type="float">
            <text:p>-2.3766919281</text:p>
          </table:table-cell>
          <table:table-cell office:value-type="float" office:value="3.8708779174" calcext:value-type="float">
            <text:p>3.8708779174</text:p>
          </table:table-cell>
          <table:table-cell office:value-type="percentage" office:value="0.217993220882947" calcext:value-type="percentage">
            <text:p>21.80%</text:p>
          </table:table-cell>
        </table:table-row>
        <table:table-row table:style-name="ro1">
          <table:table-cell office:value-type="string" calcext:value-type="string">
            <text:p>ATPS4rpp</text:p>
          </table:table-cell>
          <table:table-cell office:value-type="float" office:value="0.69439809806619" calcext:value-type="float">
            <text:p>0.6943980981</text:p>
          </table:table-cell>
          <table:table-cell office:value-type="float" office:value="-0.00000430551197927912" calcext:value-type="float">
            <text:p>-4.30551197927912E-06</text:p>
          </table:table-cell>
          <table:table-cell office:value-type="float" office:value="3.7274359759" calcext:value-type="float">
            <text:p>3.7274359759</text:p>
          </table:table-cell>
          <table:table-cell office:value-type="percentage" office:value="0.18629470927838" calcext:value-type="percentage">
            <text:p>18.63%</text:p>
          </table:table-cell>
        </table:table-row>
        <table:table-row table:style-name="ro1">
          <table:table-cell office:value-type="string" calcext:value-type="string">
            <text:p>CITL</text:p>
          </table:table-cell>
          <table:table-cell office:value-type="float" office:value="0.00000308070688951081" calcext:value-type="float">
            <text:p>3.08070688951081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2tex</text:p>
          </table:table-cell>
          <table:table-cell office:value-type="float" office:value="0.713275442952026" calcext:value-type="float">
            <text:p>0.7132754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2tpp</text:p>
          </table:table-cell>
          <table:table-cell office:value-type="float" office:value="0.713275442952026" calcext:value-type="float">
            <text:p>0.7132754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TBO3_4pp</text:p>
          </table:table-cell>
          <table:table-cell office:value-type="float" office:value="1.3314328627" calcext:value-type="float">
            <text:p>1.3314328627</text:p>
          </table:table-cell>
          <table:table-cell office:value-type="float" office:value="0.000000351438451007501" calcext:value-type="float">
            <text:p>3.51438451007501E-07</text:p>
          </table:table-cell>
          <table:table-cell office:value-type="float" office:value="1.3314328627" calcext:value-type="float">
            <text:p>1.3314328627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DGK1</text:p>
          </table:table-cell>
          <table:table-cell office:value-type="float" office:value="-0.0303138894499997" calcext:value-type="float">
            <text:p>-0.03031388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PA</text:p>
          </table:table-cell>
          <table:table-cell office:value-type="float" office:value="0.0303138894499997" calcext:value-type="float">
            <text:p>0.03031388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A</text:p>
          </table:table-cell>
          <table:table-cell office:value-type="float" office:value="0.1078146703" calcext:value-type="float">
            <text:p>0.1078146703</text:p>
          </table:table-cell>
          <table:table-cell office:value-type="float" office:value="0.000000125696958126635" calcext:value-type="float">
            <text:p>1.25696958126635E-07</text:p>
          </table:table-cell>
          <table:table-cell office:value-type="float" office:value="0.1078146703" calcext:value-type="float">
            <text:p>0.1078146703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EDD</text:p>
          </table:table-cell>
          <table:table-cell office:value-type="float" office:value="0.1078146703" calcext:value-type="float">
            <text:p>0.1078146703</text:p>
          </table:table-cell>
          <table:table-cell office:value-type="float" office:value="0.000000125694785471711" calcext:value-type="float">
            <text:p>1.25694785471711E-07</text:p>
          </table:table-cell>
          <table:table-cell office:value-type="float" office:value="0.1078227223" calcext:value-type="float">
            <text:p>0.1078227223</text:p>
          </table:table-cell>
          <table:table-cell office:value-type="percentage" office:value="0.9999253217762" calcext:value-type="percentage">
            <text:p>99.99%</text:p>
          </table:table-cell>
        </table:table-row>
        <table:table-row table:style-name="ro1">
          <table:table-cell office:value-type="string" calcext:value-type="string">
            <text:p>ENO</text:p>
          </table:table-cell>
          <table:table-cell office:value-type="float" office:value="0.448496974969604" calcext:value-type="float">
            <text:p>0.448496975</text:p>
          </table:table-cell>
          <table:table-cell office:value-type="float" office:value="-0.0000000159349469476826" calcext:value-type="float">
            <text:p>-1.59349469476826E-08</text:p>
          </table:table-cell>
          <table:table-cell office:value-type="float" office:value="0.4500630907" calcext:value-type="float">
            <text:p>0.4500630907</text:p>
          </table:table-cell>
          <table:table-cell office:value-type="percentage" office:value="0.996520230813617" calcext:value-type="percentage">
            <text:p>99.65%</text:p>
          </table:table-cell>
        </table:table-row>
        <table:table-row table:style-name="ro1">
          <table:table-cell office:value-type="string" calcext:value-type="string">
            <text:p>F6PA</text:p>
          </table:table-cell>
          <table:table-cell office:value-type="float" office:value="1.11022302462516E-016" calcext:value-type="float">
            <text:p>1.11022302462516E-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BA</text:p>
          </table:table-cell>
          <table:table-cell office:value-type="float" office:value="0.2243343951" calcext:value-type="float">
            <text:p>0.2243343951</text:p>
          </table:table-cell>
          <table:table-cell office:value-type="float" office:value="-0.00000000132395752241987" calcext:value-type="float">
            <text:p>-1.32395752241987E-09</text:p>
          </table:table-cell>
          <table:table-cell office:value-type="float" office:value="0.2243343951" calcext:value-type="float">
            <text:p>0.2243343951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FBA3</text:p>
          </table:table-cell>
          <table:table-cell office:value-type="float" office:value="0.102277887530159" calcext:value-type="float">
            <text:p>0.1022778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BP</text:p>
          </table:table-cell>
          <table:table-cell table:number-columns-repeated="2" office:value-type="float" office:value="2.88327758394733E-017" calcext:value-type="float">
            <text:p>2.88327758394733E-17</text:p>
          </table:table-cell>
          <table:table-cell office:value-type="float" office:value="0.0019355642" calcext:value-type="float">
            <text:p>0.0019355642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LDR2</text:p>
          </table:table-cell>
          <table:table-cell office:value-type="float" office:value="0.278284676777505" calcext:value-type="float">
            <text:p>0.27828467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D3</text:p>
          </table:table-cell>
          <table:table-cell office:value-type="float" office:value="0.00000308070688951081" calcext:value-type="float">
            <text:p>3.08070688951081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HFLi</text:p>
          </table:table-cell>
          <table:table-cell office:value-type="float" office:value="0.449847360065483" calcext:value-type="float">
            <text:p>0.44984736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M</text:p>
          </table:table-cell>
          <table:table-cell office:value-type="float" office:value="-0.00000308070688895262" calcext:value-type="float">
            <text:p>-3.08070688895262E-06</text:p>
          </table:table-cell>
          <table:table-cell office:value-type="float" office:value="-0.00000618124371891676" calcext:value-type="float">
            <text:p>-6.18124371891676E-06</text:p>
          </table:table-cell>
          <table:table-cell office:value-type="float" office:value="0.4296937967" calcext:value-type="float">
            <text:p>0.4296937967</text:p>
          </table:table-cell>
          <table:table-cell office:value-type="percentage" office:value="0.00000721558526672822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G6PDH2r</text:p>
          </table:table-cell>
          <table:table-cell office:value-type="float" office:value="0.00000431499999994449" calcext:value-type="float">
            <text:p>0.000004315</text:p>
          </table:table-cell>
          <table:table-cell office:value-type="float" office:value="0.000004315" calcext:value-type="float">
            <text:p>0.000004315</text:p>
          </table:table-cell>
          <table:table-cell office:value-type="float" office:value="0.3199631397" calcext:value-type="float">
            <text:p>0.3199631397</text:p>
          </table:table-cell>
          <table:table-cell office:value-type="percentage" office:value="-1.73492024326437E-016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GAPD</text:p>
          </table:table-cell>
          <table:table-cell office:value-type="float" office:value="0.4494864725" calcext:value-type="float">
            <text:p>0.4494864725</text:p>
          </table:table-cell>
          <table:table-cell office:value-type="float" office:value="0.00000129623931761516" calcext:value-type="float">
            <text:p>1.29623931761516E-06</text:p>
          </table:table-cell>
          <table:table-cell office:value-type="float" office:value="0.4494864725" calcext:value-type="float">
            <text:p>0.4494864725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GART</text:p>
          </table:table-cell>
          <table:table-cell office:value-type="float" office:value="3.36536354339501E-016" calcext:value-type="float">
            <text:p>3.36536354339501E-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MT2r</text:p>
          </table:table-cell>
          <table:table-cell office:value-type="float" office:value="-0.449847360065482" calcext:value-type="float">
            <text:p>-0.44984736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1</text:p>
          </table:table-cell>
          <table:table-cell office:value-type="float" office:value="0.0303138894499997" calcext:value-type="float">
            <text:p>0.03031388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CDpp</text:p>
          </table:table-cell>
          <table:table-cell office:value-type="float" office:value="1.13033367138783" calcext:value-type="float">
            <text:p>1.13033367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CNt2rpp</text:p>
          </table:table-cell>
          <table:table-cell office:value-type="float" office:value="1.13033367138783" calcext:value-type="float">
            <text:p>1.13033367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Cptspp</text:p>
          </table:table-cell>
          <table:table-cell table:number-columns-repeated="2" office:value-type="float" office:value="0.00000129627469550063" calcext:value-type="float">
            <text:p>1.29627469550063E-06</text:p>
          </table:table-cell>
          <table:table-cell office:value-type="float" office:value="0.2300317792" calcext:value-type="float">
            <text:p>0.2300317792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GLCt2pp</text:p>
          </table:table-cell>
          <table:table-cell office:value-type="float" office:value="0.357123968255464" calcext:value-type="float">
            <text:p>0.35712396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Ctex</text:p>
          </table:table-cell>
          <table:table-cell office:value-type="float" office:value="1.48688407921799" calcext:value-type="float">
            <text:p>1.48688407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Ctexi</text:p>
          </table:table-cell>
          <table:table-cell table:number-columns-repeated="2" office:value-type="float" office:value="0.0005748567" calcext:value-type="float">
            <text:p>0.0005748567</text:p>
          </table:table-cell>
          <table:table-cell office:value-type="float" office:value="0.2300091883" calcext:value-type="float">
            <text:p>0.2300091883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GLNS</text:p>
          </table:table-cell>
          <table:table-cell office:value-type="float" office:value="6.73072708679001E-016" calcext:value-type="float">
            <text:p>6.73072708679001E-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UDy</text:p>
          </table:table-cell>
          <table:table-cell office:value-type="float" office:value="-0.450836866465483" calcext:value-type="float">
            <text:p>-0.45083686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UPRT</text:p>
          </table:table-cell>
          <table:table-cell office:value-type="float" office:value="3.36536354339501E-016" calcext:value-type="float">
            <text:p>3.36536354339501E-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XCL</text:p>
          </table:table-cell>
          <table:table-cell office:value-type="float" office:value="0.00000000886960431976552" calcext:value-type="float">
            <text:p>8.86960431976552E-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YCK2</text:p>
          </table:table-cell>
          <table:table-cell office:value-type="float" office:value="0.00000000886960431976552" calcext:value-type="float">
            <text:p>8.86960431976552E-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YOX</text:p>
          </table:table-cell>
          <table:table-cell office:value-type="float" office:value="0.326612319060319" calcext:value-type="float">
            <text:p>0.32661231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 office:value-type="float" office:value="-0.0154491109" calcext:value-type="float">
            <text:p>-0.0154491109</text:p>
          </table:table-cell>
          <table:table-cell office:value-type="float" office:value="0.2570041987" calcext:value-type="float">
            <text:p>0.2570041987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GNK</text:p>
          </table:table-cell>
          <table:table-cell office:value-type="float" office:value="0.0923612444000001" calcext:value-type="float">
            <text:p>0.0923612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APRT</text:p>
          </table:table-cell>
          <table:table-cell office:value-type="float" office:value="0.0303138894499997" calcext:value-type="float">
            <text:p>0.03031388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2Otex</text:p>
          </table:table-cell>
          <table:table-cell office:value-type="float" office:value="-1.0067358786642" calcext:value-type="float">
            <text:p>-1.00673587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2Otpp</text:p>
          </table:table-cell>
          <table:table-cell office:value-type="float" office:value="-2.13706955005203" calcext:value-type="float">
            <text:p>-2.13706955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CO3E</text:p>
          </table:table-cell>
          <table:table-cell office:value-type="float" office:value="3.36536354339501E-016" calcext:value-type="float">
            <text:p>3.36536354339501E-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X1</text:p>
          </table:table-cell>
          <table:table-cell office:value-type="float" office:value="0.228555869825304" calcext:value-type="float">
            <text:p>0.22855586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X7</text:p>
          </table:table-cell>
          <table:table-cell office:value-type="float" office:value="0.128568098430159" calcext:value-type="float">
            <text:p>0.12856809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Dy</text:p>
          </table:table-cell>
          <table:table-cell office:value-type="float" office:value="-0.449847360065483" calcext:value-type="float">
            <text:p>-0.44984736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K</text:p>
          </table:table-cell>
          <table:table-cell office:value-type="float" office:value="0.449847360065483" calcext:value-type="float">
            <text:p>0.44984736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ex</text:p>
          </table:table-cell>
          <table:table-cell office:value-type="float" office:value="-1.72001133331173" calcext:value-type="float">
            <text:p>-1.720011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DHyr</text:p>
          </table:table-cell>
          <table:table-cell table:number-columns-repeated="2" office:value-type="float" office:value="-0.00000238954141299037" calcext:value-type="float">
            <text:p>-2.38954141299037E-06</text:p>
          </table:table-cell>
          <table:table-cell office:value-type="float" office:value="0.7286397766" calcext:value-type="float">
            <text:p>0.7286397766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ICL</text:p>
          </table:table-cell>
          <table:table-cell table:number-columns-repeated="2" office:value-type="float" office:value="-0.000000691165476520435" calcext:value-type="float">
            <text:p>-6.91165476520435E-07</text:p>
          </table:table-cell>
          <table:table-cell office:value-type="float" office:value="0.3247938565" calcext:value-type="float">
            <text:p>0.3247938565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IMPC</text:p>
          </table:table-cell>
          <table:table-cell office:value-type="float" office:value="-3.36536354339501E-016" calcext:value-type="float">
            <text:p>-3.36536354339501E-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tex</text:p>
          </table:table-cell>
          <table:table-cell office:value-type="float" office:value="-4.3177874260511E-016" calcext:value-type="float">
            <text:p>-4.3177874260511E-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H_D</text:p>
          </table:table-cell>
          <table:table-cell office:value-type="float" office:value="0.326612319060319" calcext:value-type="float">
            <text:p>0.32661231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GTHL</text:p>
          </table:table-cell>
          <table:table-cell office:value-type="float" office:value="0.326612319060319" calcext:value-type="float">
            <text:p>0.32661231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S</text:p>
          </table:table-cell>
          <table:table-cell table:number-columns-repeated="2" office:value-type="float" office:value="-0.000000708904685159966" calcext:value-type="float">
            <text:p>-7.08904685159966E-07</text:p>
          </table:table-cell>
          <table:table-cell office:value-type="float" office:value="0.324793612" calcext:value-type="float">
            <text:p>0.324793612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DH</text:p>
          </table:table-cell>
          <table:table-cell office:value-type="float" office:value="0.00000375416368486939" calcext:value-type="float">
            <text:p>3.75416368486939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</text:p>
          </table:table-cell>
          <table:table-cell table:number-columns-repeated="2" office:value-type="float" office:value="-0.00000754377525898197" calcext:value-type="float">
            <text:p>-7.54377525898197E-06</text:p>
          </table:table-cell>
          <table:table-cell office:value-type="float" office:value="0.3511114951" calcext:value-type="float">
            <text:p>0.3511114951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GSA</text:p>
          </table:table-cell>
          <table:table-cell office:value-type="float" office:value="0.326612319060319" calcext:value-type="float">
            <text:p>0.32661231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OHPtexi</text:p>
          </table:table-cell>
          <table:table-cell office:value-type="float" office:value="4.3177874260511E-016" calcext:value-type="float">
            <text:p>4.3177874260511E-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HFC</text:p>
          </table:table-cell>
          <table:table-cell office:value-type="float" office:value="-0.449847360065482" calcext:value-type="float">
            <text:p>-0.44984736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HFD</text:p>
          </table:table-cell>
          <table:table-cell office:value-type="float" office:value="-0.449847360065482" calcext:value-type="float">
            <text:p>-0.44984736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DDP</text:p>
          </table:table-cell>
          <table:table-cell office:value-type="float" office:value="-1.15519203314912E-016" calcext:value-type="float">
            <text:p>-1.15519203314912E-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DH16pp</text:p>
          </table:table-cell>
          <table:table-cell office:value-type="float" office:value="0.201097108671329" calcext:value-type="float">
            <text:p>0.2010971087</text:p>
          </table:table-cell>
          <table:table-cell office:value-type="float" office:value="0.000002111" calcext:value-type="float">
            <text:p>0.000002111</text:p>
          </table:table-cell>
          <table:table-cell office:value-type="float" office:value="1.2881545779" calcext:value-type="float">
            <text:p>1.2881545779</text:p>
          </table:table-cell>
          <table:table-cell office:value-type="percentage" office:value="0.15611117692867" calcext:value-type="percentage">
            <text:p>15.61%</text:p>
          </table:table-cell>
        </table:table-row>
        <table:table-row table:style-name="ro1">
          <table:table-cell office:value-type="string" calcext:value-type="string">
            <text:p>NADH18pp</text:p>
          </table:table-cell>
          <table:table-cell office:value-type="float" office:value="0.00000308070688951081" calcext:value-type="float">
            <text:p>3.08070688951081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DH5</text:p>
          </table:table-cell>
          <table:table-cell table:number-columns-repeated="2" office:value-type="float" office:value="0.00000208264083985641" calcext:value-type="float">
            <text:p>2.08264083985641E-06</text:p>
          </table:table-cell>
          <table:table-cell office:value-type="float" office:value="1.4240369318" calcext:value-type="float">
            <text:p>1.4240369318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NADN</text:p>
          </table:table-cell>
          <table:table-cell office:value-type="float" office:value="-1.49186218934005E-016" calcext:value-type="float">
            <text:p>-1.49186218934005E-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DPPPS</text:p>
          </table:table-cell>
          <table:table-cell office:value-type="float" office:value="-2.94902990916057E-016" calcext:value-type="float">
            <text:p>-2.94902990916057E-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DPK1</text:p>
          </table:table-cell>
          <table:table-cell office:value-type="float" office:value="0.03031388945" calcext:value-type="float">
            <text:p>0.0303138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DPK5</text:p>
          </table:table-cell>
          <table:table-cell office:value-type="float" office:value="-0.0303138894499997" calcext:value-type="float">
            <text:p>-0.03031388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H4tex</text:p>
          </table:table-cell>
          <table:table-cell office:value-type="float" office:value="1.60982338570648E-015" calcext:value-type="float">
            <text:p>1.60982338570648E-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H4tpp</text:p>
          </table:table-cell>
          <table:table-cell office:value-type="float" office:value="1.60982338570648E-015" calcext:value-type="float">
            <text:p>1.60982338570648E-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TD8</text:p>
          </table:table-cell>
          <table:table-cell office:value-type="float" office:value="0.0303138894499997" calcext:value-type="float">
            <text:p>0.03031388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2tex</text:p>
          </table:table-cell>
          <table:table-cell office:value-type="float" office:value="0.66571643135" calcext:value-type="float">
            <text:p>0.6657164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2tpp</text:p>
          </table:table-cell>
          <table:table-cell office:value-type="float" office:value="0.66571643135" calcext:value-type="float">
            <text:p>0.6657164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DH</text:p>
          </table:table-cell>
          <table:table-cell table:number-columns-repeated="2" office:value-type="float" office:value="-0.00000270554113115516" calcext:value-type="float">
            <text:p>-2.70554113115516E-06</text:p>
          </table:table-cell>
          <table:table-cell office:value-type="float" office:value="0.7596616002" calcext:value-type="float">
            <text:p>0.7596616002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FK</text:p>
          </table:table-cell>
          <table:table-cell office:value-type="float" office:value="0.2243343951" calcext:value-type="float">
            <text:p>0.2243343951</text:p>
          </table:table-cell>
          <table:table-cell office:value-type="float" office:value="-0.000000000443546261898166" calcext:value-type="float">
            <text:p>-4.43546261898166E-10</text:p>
          </table:table-cell>
          <table:table-cell office:value-type="float" office:value="0.2243788698" calcext:value-type="float">
            <text:p>0.2243788698</text:p>
          </table:table-cell>
          <table:table-cell office:value-type="percentage" office:value="0.999801787485819" calcext:value-type="percentage">
            <text:p>99.98%</text:p>
          </table:table-cell>
        </table:table-row>
        <table:table-row table:style-name="ro1">
          <table:table-cell office:value-type="string" calcext:value-type="string">
            <text:p>PFK_3</text:p>
          </table:table-cell>
          <table:table-cell office:value-type="float" office:value="0.102277887530159" calcext:value-type="float">
            <text:p>0.1022778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FL</text:p>
          </table:table-cell>
          <table:table-cell office:value-type="float" office:value="0.449847360065484" calcext:value-type="float">
            <text:p>0.44984736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CD</text:p>
          </table:table-cell>
          <table:table-cell office:value-type="float" office:value="0.000989506400000006" calcext:value-type="float">
            <text:p>0.00098950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I</text:p>
          </table:table-cell>
          <table:table-cell office:value-type="float" office:value="0.2285528511" calcext:value-type="float">
            <text:p>0.2285528511</text:p>
          </table:table-cell>
          <table:table-cell office:value-type="float" office:value="-0.1005508688" calcext:value-type="float">
            <text:p>-0.1005508688</text:p>
          </table:table-cell>
          <table:table-cell office:value-type="float" office:value="0.2285528511" calcext:value-type="float">
            <text:p>0.2285528511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PGK</text:p>
          </table:table-cell>
          <table:table-cell office:value-type="float" office:value="-0.4494864725" calcext:value-type="float">
            <text:p>-0.4494864725</text:p>
          </table:table-cell>
          <table:table-cell office:value-type="float" office:value="-0.5053002928" calcext:value-type="float">
            <text:p>-0.5053002928</text:p>
          </table:table-cell>
          <table:table-cell office:value-type="float" office:value="0.0000000164007038365006" calcext:value-type="float">
            <text:p>1.64007038365006E-08</text:p>
          </table:table-cell>
          <table:table-cell office:value-type="percentage" office:value="0.110456730945381" calcext:value-type="percentage">
            <text:p>11.05%</text:p>
          </table:table-cell>
        </table:table-row>
        <table:table-row table:style-name="ro1">
          <table:table-cell office:value-type="string" calcext:value-type="string">
            <text:p>PGL</text:p>
          </table:table-cell>
          <table:table-cell table:number-columns-repeated="2" office:value-type="float" office:value="0.000004315" calcext:value-type="float">
            <text:p>0.000004315</text:p>
          </table:table-cell>
          <table:table-cell office:value-type="float" office:value="0.3199625037" calcext:value-type="float">
            <text:p>0.3199625037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GM</text:p>
          </table:table-cell>
          <table:table-cell table:number-columns-repeated="2" office:value-type="float" office:value="-0.4484969661" calcext:value-type="float">
            <text:p>-0.4484969661</text:p>
          </table:table-cell>
          <table:table-cell office:value-type="float" office:value="0.0000000161032508051582" calcext:value-type="float">
            <text:p>1.61032508051582E-08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HYTSpp</text:p>
          </table:table-cell>
          <table:table-cell office:value-type="float" office:value="4.3177874260511E-016" calcext:value-type="float">
            <text:p>4.3177874260511E-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2rpp</text:p>
          </table:table-cell>
          <table:table-cell office:value-type="float" office:value="1.77635683940025E-015" calcext:value-type="float">
            <text:p>1.77635683940025E-15</text:p>
          </table:table-cell>
          <table:table-cell office:value-type="float" office:value="-0.6658640093" calcext:value-type="float">
            <text:p>-0.6658640093</text:p>
          </table:table-cell>
          <table:table-cell office:value-type="float" office:value="0.5031775589" calcext:value-type="float">
            <text:p>0.5031775589</text:p>
          </table:table-cell>
          <table:table-cell office:value-type="percentage" office:value="0.569581123043595" calcext:value-type="percentage">
            <text:p>56.96%</text:p>
          </table:table-cell>
        </table:table-row>
        <table:table-row table:style-name="ro1">
          <table:table-cell office:value-type="string" calcext:value-type="string">
            <text:p>POR5</text:p>
          </table:table-cell>
          <table:table-cell office:value-type="float" office:value="-0.247970787327505" calcext:value-type="float">
            <text:p>-0.24797078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C</text:p>
          </table:table-cell>
          <table:table-cell office:value-type="float" office:value="0.449840525194909" calcext:value-type="float">
            <text:p>0.4498405252</text:p>
          </table:table-cell>
          <table:table-cell office:value-type="float" office:value="-0.000002820770550459" calcext:value-type="float">
            <text:p>-2.820770550459E-06</text:p>
          </table:table-cell>
          <table:table-cell office:value-type="float" office:value="3.8548529424" calcext:value-type="float">
            <text:p>3.8548529424</text:p>
          </table:table-cell>
          <table:table-cell office:value-type="percentage" office:value="0.116695247138241" calcext:value-type="percentage">
            <text:p>11.67%</text:p>
          </table:table-cell>
        </table:table-row>
        <table:table-row table:style-name="ro1">
          <table:table-cell office:value-type="string" calcext:value-type="string">
            <text:p>PPCSCT</text:p>
          </table:table-cell>
          <table:table-cell office:value-type="float" office:value="0.00000238954141299037" calcext:value-type="float">
            <text:p>2.38954141299037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Kr</text:p>
          </table:table-cell>
          <table:table-cell office:value-type="float" office:value="-0.0303169584613766" calcext:value-type="float">
            <text:p>-0.03031695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M2</text:p>
          </table:table-cell>
          <table:table-cell office:value-type="float" office:value="0.0303138894499997" calcext:value-type="float">
            <text:p>0.03031388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S</text:p>
          </table:table-cell>
          <table:table-cell office:value-type="float" office:value="0.0013448465" calcext:value-type="float">
            <text:p>0.0013448465</text:p>
          </table:table-cell>
          <table:table-cell office:value-type="float" office:value="-0.2822085812" calcext:value-type="float">
            <text:p>-0.2822085812</text:p>
          </table:table-cell>
          <table:table-cell office:value-type="float" office:value="0.0013448465" calcext:value-type="float">
            <text:p>0.0013448465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PRAGSr</text:p>
          </table:table-cell>
          <table:table-cell office:value-type="float" office:value="3.36536354339501E-016" calcext:value-type="float">
            <text:p>3.36536354339501E-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IS</text:p>
          </table:table-cell>
          <table:table-cell office:value-type="float" office:value="3.36536354339501E-016" calcext:value-type="float">
            <text:p>3.36536354339501E-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SCSi</text:p>
          </table:table-cell>
          <table:table-cell office:value-type="float" office:value="3.36536354339501E-016" calcext:value-type="float">
            <text:p>3.36536354339501E-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FGS</text:p>
          </table:table-cell>
          <table:table-cell office:value-type="float" office:value="3.36536354339501E-016" calcext:value-type="float">
            <text:p>3.36536354339501E-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PPS</text:p>
          </table:table-cell>
          <table:table-cell office:value-type="float" office:value="0.03031388945" calcext:value-type="float">
            <text:p>0.0303138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RT</text:p>
          </table:table-cell>
          <table:table-cell office:value-type="float" office:value="0.000989506400000006" calcext:value-type="float">
            <text:p>0.00098950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P_L</text:p>
          </table:table-cell>
          <table:table-cell office:value-type="float" office:value="0.000989506400000006" calcext:value-type="float">
            <text:p>0.00098950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NP4</text:p>
          </table:table-cell>
          <table:table-cell office:value-type="float" office:value="0.0303138894499997" calcext:value-type="float">
            <text:p>0.03031388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K</text:p>
          </table:table-cell>
          <table:table-cell table:number-columns-repeated="2" office:value-type="float" office:value="-3.02352247465757E-019" calcext:value-type="float">
            <text:p>-3.02352247465757E-19</text:p>
          </table:table-cell>
          <table:table-cell office:value-type="float" office:value="0.4940686661" calcext:value-type="float">
            <text:p>0.4940686661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RNTR2c2</text:p>
          </table:table-cell>
          <table:table-cell office:value-type="float" office:value="0.0303138894499997" calcext:value-type="float">
            <text:p>0.03031388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E</text:p>
          </table:table-cell>
          <table:table-cell table:number-columns-repeated="2" office:value-type="float" office:value="-0.0305086669" calcext:value-type="float">
            <text:p>-0.0305086669</text:p>
          </table:table-cell>
          <table:table-cell office:value-type="float" office:value="0.1645514376" calcext:value-type="float">
            <text:p>0.1645514376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RPI</text:p>
          </table:table-cell>
          <table:table-cell office:value-type="float" office:value="-0.015059556" calcext:value-type="float">
            <text:p>-0.015059556</text:p>
          </table:table-cell>
          <table:table-cell office:value-type="float" office:value="-0.1016323237" calcext:value-type="float">
            <text:p>-0.1016323237</text:p>
          </table:table-cell>
          <table:table-cell office:value-type="float" office:value="0.0000887734027675204" calcext:value-type="float">
            <text:p>8.87734027675204E-05</text:p>
          </table:table-cell>
          <table:table-cell office:value-type="percentage" office:value="0.851079767774591" calcext:value-type="percentage">
            <text:p>85.11%</text:p>
          </table:table-cell>
        </table:table-row>
        <table:table-row table:style-name="ro1">
          <table:table-cell office:value-type="string" calcext:value-type="string">
            <text:p>SERD_L</text:p>
          </table:table-cell>
          <table:table-cell office:value-type="float" office:value="0.450836866465482" calcext:value-type="float">
            <text:p>0.45083686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LA</text:p>
          </table:table-cell>
          <table:table-cell office:value-type="float" office:value="-0.117532220980159" calcext:value-type="float">
            <text:p>-0.117532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D2pp</text:p>
          </table:table-cell>
          <table:table-cell office:value-type="float" office:value="1.05613838189302" calcext:value-type="float">
            <text:p>1.05613838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Ai</text:p>
          </table:table-cell>
          <table:table-cell office:value-type="float" office:value="0.449847360065483" calcext:value-type="float">
            <text:p>0.44984736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S</text:p>
          </table:table-cell>
          <table:table-cell office:value-type="float" office:value="0.449847360065483" calcext:value-type="float">
            <text:p>0.44984736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KT1</text:p>
          </table:table-cell>
          <table:table-cell office:value-type="float" office:value="-0.01525433345" calcext:value-type="float">
            <text:p>-0.0152543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KT2</text:p>
          </table:table-cell>
          <table:table-cell office:value-type="float" office:value="-0.01525433345" calcext:value-type="float">
            <text:p>-0.0152543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I</text:p>
          </table:table-cell>
          <table:table-cell table:number-columns-repeated="2" office:value-type="float" office:value="-0.0000000364301592068572" calcext:value-type="float">
            <text:p>-3.64301592068572E-08</text:p>
          </table:table-cell>
          <table:table-cell office:value-type="float" office:value="0.2243343951" calcext:value-type="float">
            <text:p>0.2243343951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TRSARr</text:p>
          </table:table-cell>
          <table:table-cell office:value-type="float" office:value="0.00000000886960431976552" calcext:value-type="float">
            <text:p>8.86960431976552E-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YLI2</text:p>
          </table:table-cell>
          <table:table-cell office:value-type="float" office:value="0.128568098430159" calcext:value-type="float">
            <text:p>0.12856809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MA</text:p>
          </table:table-cell>
          <table:table-cell office:value-type="float" office:value="0.682038894628391" calcext:value-type="float">
            <text:p>0.68203889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raSink</text:p>
          </table:table-cell>
          <table:table-cell office:value-type="float" office:value="0.682038894628391" calcext:value-type="float">
            <text:p>0.6820388946</text:p>
          </table:table-cell>
          <table:table-cell table:number-columns-repeated="3"/>
        </table:table-row>
        <table:table-row table:style-name="ro1" table:number-rows-repeated="104842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2.A1:Sheet2.E14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/00/0000</text:date>, <text:time style:data-style-name="N2" text:time-value="16:12:59.2637860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7-24T16:26:23.267428726</dc:date>
    <meta:editing-duration>PT1M37S</meta:editing-duration>
    <meta:editing-cycles>1</meta:editing-cycles>
    <meta:document-statistic meta:table-count="1" meta:cell-count="419" meta:object-count="0"/>
  </office:meta>
</office:document-meta>
</file>